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First Come First serve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91">
            <text:p>19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ound Robin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82">
            <text:p>18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riority Smallest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81">
            <text:p>8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82">
            <text:p>18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riority Highest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85">
            <text:p>185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Lottery (test 1)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85">
            <text:p>18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Lottery (test 2)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84">
            <text:p>18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Lottery (test 3)</text:p>
          </table:table-cell>
          <table:table-cell office:value-type="string">
            <text:p>CPU Time</text:p>
          </table:table-cell>
          <table:table-cell office:value-type="string">
            <text:p>Context Switches</text:p>
          </table:table-cell>
          <table:table-cell office:value-type="string">
            <text:p>Idle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88">
            <text:p>18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/05/2013</text:date>, <text:time>13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47:24.94</meta:creation-date>
    <dc:date>2013-05-02T13:13:20.30</dc:date>
    <meta:editing-duration>PT25M52S</meta:editing-duration>
    <meta:editing-cycles>10</meta:editing-cycles>
    <meta:generator>OpenOffice.org/3.4.1$Win32 OpenOffice.org_project/341m1$Build-9593</meta:generator>
    <meta:document-statistic meta:table-count="3" meta:cell-count="112" meta:object-count="0"/>
  </office:meta>
</office:document-meta>
</file>